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3497549AB73280D5EE9.png" manifest:media-type="image/png"/>
  <manifest:file-entry manifest:full-path="Pictures/10036B66000052220000741EAA5B606E3EC8B729.svg" manifest:media-type="image/svg+xml"/>
  <manifest:file-entry manifest:full-path="Pictures/10000201000002530000034922A2FD1FF92BD56E.png" manifest:media-type="image/png"/>
  <manifest:file-entry manifest:full-path="Pictures/10039CBA000052220000741E0818DF4A7BFD389E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1.001cm" svg:height="29.692cm" draw:z-index="0"><draw:image xlink:href="Pictures/10039CBA000052220000741E0818DF4A7BFD389E.svg" xlink:type="simple" xlink:show="embed" xlink:actuate="onLoad"/><draw:image xlink:href="Pictures/10000201000002530000034922A2FD1FF92BD56E.png" xlink:type="simple" xlink:show="embed" xlink:actuate="onLoad"/></draw:frame></text:p>
      <text:p text:style-name="Standard"><draw:frame draw:style-name="fr1" draw:name="Image2" text:anchor-type="paragraph" svg:width="21.001cm" svg:height="29.692cm" draw:z-index="1"><draw:image xlink:href="Pictures/10036B66000052220000741EAA5B606E3EC8B729.svg" xlink:type="simple" xlink:show="embed" xlink:actuate="onLoad"/><draw:image xlink:href="Pictures/1000020100000253000003497549AB73280D5EE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4:40:31.996039601</meta:creation-date>
    <dc:date>2017-09-11T14:42:12.930767201</dc:date>
    <meta:editing-duration>PT1M43S</meta:editing-duration>
    <meta:editing-cycles>2</meta:editing-cycles>
    <meta:generator>LibreOffice/5.3.1.2$Linux_X86_64 LibreOffice_project/30m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